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Standard" style:family="paragraph">
      <style:text-properties style:font-name="Times New Roman" style:font-name-complex="Times New Roman" fo:language="fr" fo:country="FR"/>
    </style:style>
    <style:style style:name="P20" style:parent-style-name="Standard" style:family="paragraph">
      <style:text-properties style:font-name="Times New Roman" style:font-name-complex="Times New Roman" fo:language="fr" fo:country="FR"/>
    </style:style>
    <style:style style:name="P21" style:parent-style-name="Standard" style:family="paragraph">
      <style:text-properties style:font-name="Times New Roman" style:font-name-complex="Times New Roman" fo:language="fr" fo:country="FR"/>
    </style:style>
    <style:style style:name="P22" style:parent-style-name="Standard" style:family="paragraph">
      <style:text-properties style:font-name="Times New Roman" style:font-name-complex="Times New Roman" fo:language="fr" fo:country="FR"/>
    </style:style>
    <style:style style:name="P23" style:parent-style-name="Standard" style:family="paragraph">
      <style:text-properties style:font-name="Times New Roman" style:font-name-complex="Times New Roman" fo:language="fr" fo:country="FR"/>
    </style:style>
    <style:style style:name="P24" style:parent-style-name="Standard" style:family="paragraph">
      <style:text-properties style:font-name="Times New Roman" style:font-name-complex="Times New Roman" fo:language="fr" fo:country="FR"/>
    </style:style>
    <style:style style:name="P25" style:parent-style-name="Standard" style:family="paragraph">
      <style:text-properties style:font-name="Times New Roman" style:font-name-complex="Times New Roman" fo:language="fr" fo:country="FR"/>
    </style:style>
    <style:style style:name="P26" style:parent-style-name="Standard" style:family="paragraph">
      <style:text-properties style:font-name="Times New Roman" style:font-name-complex="Times New Roman" fo:language="fr" fo:country="FR"/>
    </style:style>
    <style:style style:name="P27" style:parent-style-name="Standard" style:family="paragraph">
      <style:text-properties style:font-name="Times New Roman" style:font-name-complex="Times New Roman" fo:language="fr" fo:country="FR"/>
    </style:style>
    <style:style style:name="P28" style:parent-style-name="Standard" style:family="paragraph">
      <style:text-properties style:font-name="Times New Roman" style:font-name-complex="Times New Roman" fo:language="fr" fo:country="FR"/>
    </style:style>
    <style:style style:name="P29" style:parent-style-name="Standard" style:family="paragraph">
      <style:text-properties style:font-name="Times New Roman" style:font-name-complex="Times New Roman" fo:language="fr" fo:country="FR"/>
    </style:style>
    <style:style style:name="P30" style:parent-style-name="Standard" style:family="paragraph">
      <style:text-properties style:font-name="Times New Roman" style:font-name-complex="Times New Roman" fo:language="fr" fo:country="FR"/>
    </style:style>
    <style:style style:name="P31" style:parent-style-name="Standard" style:family="paragraph">
      <style:text-properties style:font-name="Times New Roman" style:font-name-complex="Times New Roman" fo:language="fr" fo:country="FR"/>
    </style:style>
    <style:style style:name="P32" style:parent-style-name="Standard" style:family="paragraph">
      <style:text-properties style:font-name="Times New Roman" style:font-name-complex="Times New Roman" fo:language="fr" fo:country="FR"/>
    </style:style>
    <style:style style:name="P33" style:parent-style-name="Standard" style:family="paragraph">
      <style:text-properties style:font-name="Times New Roman" style:font-name-complex="Times New Roman" fo:language="fr" fo:country="FR"/>
    </style:style>
    <style:style style:name="P34" style:parent-style-name="Standard" style:family="paragraph">
      <style:text-properties style:font-name="Times New Roman" style:font-name-complex="Times New Roman" fo:language="fr" fo:country="FR"/>
    </style:style>
    <style:style style:name="P35" style:parent-style-name="Standard" style:family="paragraph">
      <style:text-properties style:font-name="Times New Roman" style:font-name-complex="Times New Roman" fo:language="fr" fo:country="FR"/>
    </style:style>
    <style:style style:name="P36" style:parent-style-name="Standard" style:family="paragraph">
      <style:text-properties style:font-name="Times New Roman" style:font-name-complex="Times New Roman" fo:language="fr" fo:country="FR"/>
    </style:style>
    <style:style style:name="P37" style:parent-style-name="Standard" style:family="paragraph">
      <style:text-properties style:font-name="Times New Roman" style:font-name-complex="Times New Roman" fo:language="fr" fo:country="FR"/>
    </style:style>
    <style:style style:name="P38" style:parent-style-name="Standard" style:family="paragraph">
      <style:text-properties style:font-name="Times New Roman" style:font-name-complex="Times New Roman" fo:language="fr" fo:country="FR"/>
    </style:style>
    <style:style style:name="P39" style:parent-style-name="Standard" style:family="paragraph">
      <style:text-properties style:font-name="Times New Roman" style:font-name-complex="Times New Roman" fo:language="fr" fo:country="FR"/>
    </style:style>
    <style:style style:name="P40" style:parent-style-name="Standard" style:family="paragraph">
      <style:text-properties style:font-name="Times New Roman" style:font-name-complex="Times New Roman" fo:language="fr" fo:country="FR"/>
    </style:style>
    <style:style style:name="P41" style:parent-style-name="Standard" style:family="paragraph">
      <style:text-properties style:font-name="Times New Roman" style:font-name-complex="Times New Roman" fo:language="fr" fo:country="FR"/>
    </style:style>
    <style:style style:name="P42" style:parent-style-name="Standard" style:family="paragraph">
      <style:text-properties style:font-name="Times New Roman" style:font-name-complex="Times New Roman" fo:language="fr" fo:country="FR"/>
    </style:style>
    <style:style style:name="P43" style:parent-style-name="Standard" style:family="paragraph">
      <style:text-properties style:font-name="Times New Roman" style:font-name-complex="Times New Roman" fo:language="fr" fo:country="FR"/>
    </style:style>
    <style:style style:name="P44" style:parent-style-name="Standard" style:family="paragraph">
      <style:text-properties style:font-name="Times New Roman" style:font-name-complex="Times New Roman" fo:language="fr" fo:country="FR"/>
    </style:style>
    <style:style style:name="P45" style:parent-style-name="Standard" style:family="paragraph">
      <style:text-properties style:font-name="Times New Roman" style:font-name-complex="Times New Roman" fo:language="fr" fo:country="FR"/>
    </style:style>
    <style:style style:name="P46" style:parent-style-name="Standard" style:family="paragraph">
      <style:text-properties style:font-name="Times New Roman" style:font-name-complex="Times New Roman" fo:language="fr" fo:country="FR"/>
    </style:style>
    <style:style style:name="P47" style:parent-style-name="Standard" style:family="paragraph">
      <style:text-properties style:font-name="Times New Roman" style:font-name-complex="Times New Roman" fo:language="fr" fo:country="FR"/>
    </style:style>
    <style:style style:name="P48" style:parent-style-name="Standard" style:family="paragraph">
      <style:text-properties style:font-name="Times New Roman" style:font-name-complex="Times New Roman" fo:language="fr" fo:country="FR"/>
    </style:style>
    <style:style style:name="P49" style:parent-style-name="Standard" style:family="paragraph">
      <style:text-properties style:font-name="Times New Roman" style:font-name-complex="Times New Roman" fo:language="fr" fo:country="FR"/>
    </style:style>
    <style:style style:name="P50" style:parent-style-name="Standard" style:family="paragraph">
      <style:text-properties style:font-name="Times New Roman" style:font-name-complex="Times New Roman" fo:language="fr" fo:country="FR"/>
    </style:style>
    <style:style style:name="P51" style:parent-style-name="Standard" style:family="paragraph">
      <style:text-properties style:font-name="Times New Roman" style:font-name-complex="Times New Roman" fo:language="fr" fo:country="FR"/>
    </style:style>
    <style:style style:name="P52" style:parent-style-name="Standard" style:family="paragraph">
      <style:text-properties style:font-name="Times New Roman" style:font-name-complex="Times New Roman" fo:language="fr" fo:country="FR"/>
    </style:style>
    <style:style style:name="P53" style:parent-style-name="Standard" style:family="paragraph">
      <style:text-properties style:font-name="Times New Roman" style:font-name-complex="Times New Roman" fo:language="fr" fo:country="FR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T56" style:parent-style-name="Policepardéfaut" style:family="text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 fo:language="fr" fo:country="FR"/>
    </style:style>
    <style:style style:name="P58" style:parent-style-name="Standard" style:family="paragraph">
      <style:text-properties style:font-name="Times New Roman" style:font-name-complex="Times New Roman" fo:language="fr" fo:country="FR"/>
    </style:style>
    <style:style style:name="P59" style:parent-style-name="Standard" style:family="paragraph">
      <style:text-properties style:font-name="Times New Roman" style:font-name-complex="Times New Roman" fo:language="fr" fo:country="FR"/>
    </style:style>
    <style:style style:name="P60" style:parent-style-name="Standard" style:family="paragraph">
      <style:text-properties style:font-name="Times New Roman" style:font-name-complex="Times New Roman"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Normal" style:family="paragraph">
      <style:text-properties fo:language="fr" fo:country="FR"/>
    </style:style>
    <style:style style:name="P68" style:parent-style-name="Paragraphedeliste" style:family="paragraph">
      <style:text-properties fo:language="fr" fo:country="FR"/>
    </style:style>
    <style:style style:name="P69" style:parent-style-name="Paragraphedeliste" style:family="paragraph">
      <style:text-properties fo:language="fr" fo:country="FR"/>
    </style:style>
    <style:style style:name="P70" style:parent-style-name="Paragraphedeliste" style:family="paragraph">
      <style:text-properties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fo:language="fr" fo:country="FR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language="fr" fo:country="FR"/>
    </style:style>
    <style:style style:name="T79" style:parent-style-name="Policepardéfaut" style:family="text">
      <style:text-properties fo:language="fr" fo:country="FR"/>
    </style:style>
    <style:style style:name="T80" style:parent-style-name="Policepardéfaut" style:family="text">
      <style:text-properties fo:language="fr" fo:country="FR"/>
    </style:style>
    <style:style style:name="T81" style:parent-style-name="Policepardéfaut" style:family="text">
      <style:text-properties fo:language="fr" fo:country="FR"/>
    </style:style>
    <style:style style:name="T82" style:parent-style-name="Policepardéfaut" style:family="text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T84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Jeu de NIM</text:p>
      <text:p text:style-name="P3"/>
      <text:p text:style-name="P4"/>
      <text:h text:style-name="Titre1" text:outline-level="1">1/Règle<text:s/>de jeu</text:h>
      <text:h text:style-name="Titre2" text:outline-level="2">1.1/Les grandes lignes</text:h>
      <text:p text:style-name="P5">Le projet de notre groupe sera<text:s/>une variante du jeu de Nim<text:s/>en muti-joueur.</text:p>
      <text:p text:style-name="P6">Tout d’abord,<text:s/>présentons le<text:s/>jeu :</text:p>
      <text:p text:style-name="P7">Une des versions la plus connue est<text:s/>peut-être<text:s/>celui avec des allumettes, il s’agit d’un jeu qui se joue à deux où à chaque tour un joueur peut enlevé 1 à 3 batônnets<text:s/></text:p>
      <text:p text:style-name="P8"><text:span text:style-name="T9"><draw:frame draw:style-name="a0" draw:name="Image 1" text:anchor-type="as-char" svg:x="0in" svg:y="0in" svg:width="4.63542in" svg:height="1.17708in" style:rel-width="scale" style:rel-height="scale"><draw:image xlink:href="media/image1.png" xlink:type="simple" xlink:show="embed" xlink:actuate="onLoad"/><svg:title/><svg:desc/></draw:frame></text:span></text:p>
      <text:p text:style-name="P10">Le perdant est celui qui prends<text:s/>le dernier batônnet</text:p>
      <text:p text:style-name="P11"/>
      <text:p text:style-name="P12">En ce qui nous concerne, nous allons faire le mécanisme inverse,<text:s/>à chaque tour,<text:s/>un joueur<text:s/>peut jouer une carte qui a une valeur de 0 à 3,<text:s/>le perdant est celui qui<text:s/>fait monter la pile<text:s/>de cartes<text:s/>à plus de 9 (supérieur strict)</text:p>
      <text:p text:style-name="Normal"><text:span text:style-name="T13"><draw:frame draw:style-name="a1" draw:name="Image 2" text:anchor-type="as-char" svg:x="0in" svg:y="0in" svg:width="6.69306in" svg:height="2.90833in" style:rel-width="scale" style:rel-height="scale"><draw:image xlink:href="media/image2.jpg" xlink:type="simple" xlink:show="embed" xlink:actuate="onLoad"/><svg:title/><svg:desc/></draw:frame></text:span></text:p>
      <text:p text:style-name="P14"/>
      <text:p text:style-name="P15">Enfin pour écorcer<text:s/>un peu plus le jeu, nous allons inclure un système<text:s/>d’économie où le gagnant est celui qui prends tous les jetons des<text:s/>autres joueurs.</text:p>
      <text:p text:style-name="P16"/>
      <text:p text:style-name="P17"/>
      <text:h text:style-name="Titre2" text:outline-level="2">1.2/En détails</text:h>
      <text:p text:style-name="P18"/>
      <text:p text:style-name="P19">1- deck de 26 cartes allant de 0 a 3 pts+ 2 joker</text:p>
      <text:p text:style-name="P20">2- <text:s/>nb de joueur variable</text:p>
      <text:p text:style-name="P21">3- Rester en jeu tant qu’il n’y a pas de perdant pour un tour de jeu, gagner toutes les jetons<text:s/>sur la table pour un jeu entier.</text:p>
      <text:p text:style-name="P22">4- Le perdant est celui qui joue une carte et que le ‘tas’ atteint plus que 9 point</text:p>
      <text:p text:style-name="P23"/>
      <text:p text:style-name="P24">Déroulement du jeu:</text:p>
      <text:p text:style-name="P25">P0: Distribution de cartes aléatoirement, chacun en reçoit 5</text:p>
      <text:soft-page-break/>
      <text:p text:style-name="P26">P1: Phase de mise<text:s/>(cf poker)</text:p>
      <text:p text:style-name="P27">*1 Le premier joueur peut miser au max<text:s/>la totalité des jetons qu’il dispose // ALL IN</text:p>
      <text:p text:style-name="P28">*2 les autres peuvent suivre en misant le jetons necéssaire ou faire un ALL IN,</text:p>
      <text:p text:style-name="P29">*3 il peut aussi RAISE la somme, dans ce cas là, on fait comme si c’etait lui le premier joueur, et on demande les autres s’ils suivent ou fold.</text:p>
      <text:p text:style-name="P30"/>
      <text:p text:style-name="P31">P2: Le jeu se déroule dans le sens d’une horloge, sur pc, on se contenteras de jouer selon l’ordre d’arrivé sur le serveur</text:p>
      <text:p text:style-name="P32">Le ‘tas’ se situe au milieu de table, à chaque tour un joueur peut jouer une carte</text:p>
      <text:p text:style-name="P33">la valeur de la carte est ainsi rajouté au tas.</text:p>
      <text:p text:style-name="P34">Le joker a une valeur de -1</text:p>
      <text:p text:style-name="P35">Celui qui dépasse 9 pts perds le jeu</text:p>
      <text:p text:style-name="P36">e.g:</text:p>
      <text:p text:style-name="P37"><text:tab/>-J1 joue 3 , le tas atteint 8 pts</text:p>
      <text:p text:style-name="P38"><text:tab/>-J2 joue 1 , le tas atteint 9 pts (le jeu continue car il ne depasse pas 9)</text:p>
      <text:p text:style-name="P39"><text:tab/>-J3 joue 0 , le tas reste a 9 pts</text:p>
      <text:p text:style-name="P40"><text:tab/>-J1 joue Joker, le tas<text:s/>atteint 8pts</text:p>
      <text:p text:style-name="P41"><text:tab/>-J2 joue 1, le tas atteint 9pts</text:p>
      <text:p text:style-name="P42"><text:tab/>-J3 n’a pas de 0 ou de joker dans sa main, il joue 1, le tas atteint 10</text:p>
      <text:p text:style-name="P43">La partie se termine, Le joueur 3 perds TOUT les jetons qu’il a misé</text:p>
      <text:p text:style-name="P44">Les joueurs J1 et J2 reprends leur mises * 2</text:p>
      <text:p text:style-name="P45">Le gain peut être modifié en cours de developpement pour avoir un system économique fermé (rien ne se<text:s/>créer,<text:s/>rien ne se perds, les gagnant partagent la mise du perdant)</text:p>
      <text:h text:style-name="Titre1" text:outline-level="1">2/Protocole de jeu :</text:h>
      <text:h text:style-name="Titre2" text:outline-level="2">2.1/Communication</text:h>
      <text:p text:style-name="P46">Le jeu reste<text:s/>un jeu de société classique qui se joue tour après tour,<text:s/>la vitesse<text:s/>n’est pas notre besoin premier,<text:s/>il nous faut plutôt un protocole qui<text:s/>délivre<text:s/>les paquets<text:s/>en<text:s/>intégrité<text:s/>et<text:s/>à bonne destination.</text:p>
      <text:p text:style-name="P47">D’où le choix<text:s/>du protocole TCP.</text:p>
      <text:p text:style-name="P48">Le protocole est basé sur celui fait en tp, CAD usage d’abord d’un keyword à 3 lettre majuscule avant tout donnée<text:s/>x</text:p>
      <text:p text:style-name="P49">IAM – donne un pseudo (si déja pris, redemander de choisir un autre)</text:p>
      <text:p text:style-name="P50">LST – affiche la liste des joueurs présents</text:p>
      <text:p text:style-name="P51">MSG – message<text:s/>en broadcaste, la fct PRV pour message privée est banni car cela<text:s/>reviendra<text:s/>à tricher d’une manière assez obvious.<text:s/></text:p>
      <text:p text:style-name="P52">SRT – lancer le jeu</text:p>
      <text:p text:style-name="P53">RAI – raise</text:p>
      <text:p text:style-name="P54">FLD – fold</text:p>
      <text:p text:style-name="P55">CAL <text:s/>- call</text:p>
      <text:p text:style-name="Standard"><text:span text:style-name="T56">ALL – all in</text:span></text:p>
      <text:p text:style-name="P57">PLY – joue une carte<text:s/></text:p>
      <text:p text:style-name="P58">WIN- donne le pseudo du joueur gagnant</text:p>
      <text:p text:style-name="P59">END- fin de jeu</text:p>
      <text:p text:style-name="P60">D’autre commande peuvent être ajouté au fur et à mesure des besoin rencontré lors du développement du<text:s/>programme de jeu,<text:s/>pour le moment<text:s/>ces commandes basiques suffisent à avoir un jeu<text:s/>qui fonctionne<text:s/></text:p>
      <text:h text:style-name="Titre2" text:outline-level="2">2.2/Serveur</text:h>
      <text:p text:style-name="P61">Le serveur jouera le rôle du<text:s/>croupier,<text:s/>lors du déroulement du jeu,<text:s/>les joueurs ont le droit d’envoyer des messages<text:s/>à tout le monde<text:s/>via l’intermédiaire du serveur.</text:p>
      <text:p text:style-name="P62">Cependant c’est bien le serveur qui<text:s/>s’occupera du<text:s/>déroulement du jeu,<text:s/>selon l’ordre<text:s/>donné, il va questionner chaque joueur leur mises, puis<text:s/>leur carte<text:s/>à jouer.</text:p>
      <text:soft-page-break/>
      <text:p text:style-name="P63">Le deck<text:s/>sera crée en local<text:s/>par le server, les clients ne recevront que leurs cartes ainsi que les cartes jouées.<text:s/></text:p>
      <text:p text:style-name="P64">e.g :</text:p>
      <text:p text:style-name="P65">S(demande la cartes à jouer<text:s/>à P1)<text:s/>&gt;&gt; P1(réponds au serveur) &gt;&gt; S( reçoit la réponse de P1, s’il est conforme,<text:s/>passe au joueur qui suit&gt;&gt; P2&gt;&gt;S&gt;&gt;P3 etc.</text:p>
      <text:p text:style-name="P66">En parallèle,<text:s/>le serveur<text:s/>doit<text:s/>recevoir les messages<text:s/>de tous les joueurs et<text:s/>les envoyer à tous le monde.</text:p>
      <text:h text:style-name="Titre2" text:outline-level="2"/>
      <text:h text:style-name="Titre2" text:outline-level="2">2.3/Client</text:h>
      <text:p text:style-name="P67">Le client<text:s/>a<text:s/>au final<text:s/>peu de<text:s/>choses<text:s/>à<text:s/>faire :</text:p>
      <text:list text:style-name="LFO1" text:continue-numbering="true">
        <text:list-item>
          <text:p text:style-name="P68">Envoyer/recevoir les messages du chat<text:s/></text:p>
        </text:list-item>
        <text:list-item>
          <text:p text:style-name="P69">Répondre aux<text:s/>requêtes<text:s/>du serveur</text:p>
        </text:list-item>
        <text:list-item>
          <text:p text:style-name="P70">Interaction Client/ joueur (entrée<text:s/>&amp; sortie, GUI)<text:s/></text:p>
        </text:list-item>
      </text:list>
      <text:p text:style-name="P71"/>
      <text:h text:style-name="Titre2" text:outline-level="2">2.4/La triche</text:h>
      <text:p text:style-name="P72">La triche n’est pas formellement<text:s/>interdite, le chat est<text:s/>ouvert<text:s/>à tous le monde,<text:s/>mais<text:s/>personne n’y<text:s/>dévoilera<text:s/>ses cartes<text:s/>en public<text:s/>(probablement ?).<text:s/></text:p>
      <text:p text:style-name="P73">D’un point de vue Client,<text:s/>comme il ne reçoit que<text:s/>les<text:s/>cartes qu’il a<text:s/>ainsi que les cartes jouées,<text:s/>la seule option<text:s/>de ’triche’ est de compter les cartes...</text:p>
      <text:p text:style-name="Normal"><text:span text:style-name="T74">Enfin pour le serveur<text:s/></text:span><text:span text:style-name="T75">c’est à la personne<text:s/></text:span><text:span text:style-name="T76">en charge du d</text:span><text:span text:style-name="T77">é</text:span><text:span text:style-name="T78">veloppement de décider<text:s/></text:span><text:span text:style-name="T79">elle-même</text:span><text:span text:style-name="T80">,</text:span><text:span text:style-name="T81"><text:s/></text:span><text:span text:style-name="T82">libre<text:s/></text:span><text:span text:style-name="T83">de mettre<text:s/></text:span><text:span text:style-name="T84">des backdoor tant que cela reste discr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Times New Roman" style:font-name-asian="等线 Light" style:font-name-complex="Times New Roman" fo:font-weight="bold" style:font-weight-asian="bold" fo:color="#000000" fo:font-size="16pt" style:font-size-asian="16pt" style:font-size-complex="14.5pt" style:text-underline-type="single" style:text-underline-style="solid" style:text-underline-width="auto" style:text-underline-mode="continuous" fo:language="fr" fo:country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Times New Roman" style:font-name-asian="等线 Light" style:font-name-complex="Times New Roman" fo:font-weight="bold" style:font-weight-asian="bold" fo:color="#000000" fo:font-size="13pt" style:font-size-asian="13pt" style:font-size-complex="11.5pt" style:text-underline-type="single" style:text-underline-style="solid" style:text-underline-width="auto" style:text-underline-mode="continuous" fo:language="fr" fo:country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KaitiM GB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1Car" style:display-name="Titre 1 Car" style:family="text" style:parent-style-name="Policepardéfaut">
      <style:text-properties style:font-name="Times New Roman" style:font-name-asian="等线 Light" style:font-name-complex="Times New Roman" fo:font-weight="bold" style:font-weight-asian="bold" fo:color="#000000" fo:font-size="16pt" style:font-size-asian="16pt" style:font-size-complex="14.5pt" style:text-underline-type="single" style:text-underline-style="solid" style:text-underline-width="auto" style:text-underline-mode="continuous" fo:language="fr" fo:country="FR"/>
    </style:style>
    <style:style style:name="Titre2Car" style:display-name="Titre 2 Car" style:family="text" style:parent-style-name="Policepardéfaut">
      <style:text-properties style:font-name="Times New Roman" style:font-name-asian="等线 Light" style:font-name-complex="Times New Roman" fo:font-weight="bold" style:font-weight-asian="bold" fo:color="#000000" fo:font-size="13pt" style:font-size-asian="13pt" style:font-size-complex="11.5pt" style:text-underline-type="single" style:text-underline-style="solid" style:text-underline-width="auto" style:text-underline-mode="continuous" fo:language="fr" fo:country="F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erif" style:font-name-asian="Noto Serif CJK SC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text-properties fo:language="fr" fo:country="FR"/>
    </style:style>
  </office:automatic-styles>
  <office:master-styles>
    <style:master-page style:name="MP0" style:page-layout-name="PL0">
      <style:footer>
        <text:p text:style-name="P2">CAI Chaolei, Mehdi, Pierr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olei cai</dc:creator>
    <meta:creation-date>2019-02-20T15:00:00Z</meta:creation-date>
    <dc:date>2019-02-25T20:06:00Z</dc:date>
    <meta:template xlink:href="Normal.dotm" xlink:type="simple"/>
    <meta:editing-cycles>254</meta:editing-cycles>
    <meta:editing-duration>PT8640S</meta:editing-duration>
    <meta:document-statistic meta:page-count="3" meta:paragraph-count="9" meta:word-count="726" meta:character-count="4714" meta:row-count="33" meta:non-whitespace-character-count="3997"/>
  </office:meta>
</office:document-meta>
</file>